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3a2" officeooo:paragraph-rsid="000893a2"/>
    </style:style>
    <style:style style:name="P2" style:family="paragraph" style:parent-style-name="Standard">
      <style:text-properties officeooo:rsid="000893a2" officeooo:paragraph-rsid="000a155a"/>
    </style:style>
    <style:style style:name="P3" style:family="paragraph" style:parent-style-name="Standard">
      <style:text-properties officeooo:rsid="00087ef6" officeooo:paragraph-rsid="000a155a"/>
    </style:style>
    <style:style style:name="P4" style:family="paragraph" style:parent-style-name="Standard">
      <style:text-properties officeooo:rsid="000c250d" officeooo:paragraph-rsid="000c250d"/>
    </style:style>
    <style:style style:name="P5" style:family="paragraph" style:parent-style-name="Standard">
      <style:text-properties officeooo:rsid="000d2e97" officeooo:paragraph-rsid="000d2e97"/>
    </style:style>
    <style:style style:name="P6" style:family="paragraph" style:parent-style-name="Standard">
      <style:text-properties officeooo:rsid="000d2e97" officeooo:paragraph-rsid="000ffc0d"/>
    </style:style>
    <style:style style:name="P7" style:family="paragraph" style:parent-style-name="Standard">
      <style:text-properties officeooo:rsid="000d2e97" officeooo:paragraph-rsid="001060a7"/>
    </style:style>
    <style:style style:name="P8" style:family="paragraph" style:parent-style-name="Standard">
      <style:text-properties officeooo:rsid="0010eac0" officeooo:paragraph-rsid="0010eac0"/>
    </style:style>
    <style:style style:name="P9" style:family="paragraph" style:parent-style-name="Text_20_body">
      <style:text-properties officeooo:paragraph-rsid="001060a7"/>
    </style:style>
    <style:style style:name="T1" style:family="text">
      <style:text-properties officeooo:rsid="0008ef97"/>
    </style:style>
    <style:style style:name="T2" style:family="text">
      <style:text-properties officeooo:rsid="000a155a"/>
    </style:style>
    <style:style style:name="T3" style:family="text">
      <style:text-properties officeooo:rsid="000b914b"/>
    </style:style>
    <style:style style:name="T4" style:family="text">
      <style:text-properties officeooo:rsid="000c1ea6"/>
    </style:style>
    <style:style style:name="T5" style:family="text">
      <style:text-properties officeooo:rsid="000c250d"/>
    </style:style>
    <style:style style:name="T6" style:family="text">
      <style:text-properties officeooo:rsid="000e4eaa"/>
    </style:style>
    <style:style style:name="T7" style:family="text">
      <style:text-properties officeooo:rsid="000ffc0d"/>
    </style:style>
    <style:style style:name="T8" style:family="text">
      <style:text-properties officeooo:rsid="001060a7"/>
    </style:style>
    <style:style style:name="T9" style:family="text">
      <style:text-properties officeooo:rsid="0012b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OFFERTA “PRIMAVERA AL LAGO”</text:p>
      <text:p text:style-name="P1"><text:span text:style-name="T5">ANGEBOT </text:span><text:s/>“PFINGSTEN <text:s/>AM <text:span text:style-name="T6">CALDONAZZO</text:span>SEE”</text:p>
      <text:p text:style-name="P1">Wählen Sie <text:span text:style-name="T5">Camping Punta Indiani</text:span> für Ihren nächsten <text:span text:style-name="Strong_20_Emphasis">Familienurlaub </text:span><text:span text:style-name="Strong_20_Emphasis"><text:span text:style-name="T5">direkt </text:span></text:span><text:span text:style-name="Strong_20_Emphasis">am S</text:span><text:span text:style-name="Strong_20_Emphasis"><text:span text:style-name="T5">ee</text:span></text:span>!</text:p>
      <text:p text:style-name="P5">1 Woche ab euro 150 fuer 2 Personen</text:p>
      <text:p text:style-name="P5"><text:span text:style-name="T9">1 Woche </text:span>ab euro 230 fuer 2 Erwachsene + 2 Kinder</text:p>
      <text:p text:style-name="P8"/>
      <text:p text:style-name="P5"/>
      <text:p text:style-name="P6">Das <text:span text:style-name="Strong_20_Emphasis">Angebot</text:span> ist gültig für Aufenthalte von <text:s text:c="2"/>7 Nächte </text:p>
      <text:p text:style-name="P6"><text:s/>von <text:span text:style-name="T7">25</text:span><text:span text:style-name="Strong_20_Emphasis">.05 </text:span>bis <text:span text:style-name="Strong_20_Emphasis">1</text:span><text:span text:style-name="Strong_20_Emphasis"><text:span text:style-name="T7">8</text:span></text:span><text:span text:style-name="Strong_20_Emphasis">.0</text:span><text:span text:style-name="Strong_20_Emphasis"><text:span text:style-name="T7">6</text:span></text:span>  </text:p>
      <text:p text:style-name="P6"/>
      <text:p text:style-name="P7"><text:span text:style-name="T7">Camping Punta Indiani bietet </text:span>für die <text:span text:style-name="Strong_20_Emphasis">gesamte Dauer</text:span> <text:span text:style-name="T8">Ihres</text:span> Urlaubes <text:s/>Trentino Guest Card kostenlos:</text:p>
      <text:p text:style-name="P7">Mit der Guest Card Trentino wird der Besuch von Museen, Schlössern und Burgen sowie Naturparks kostenlos! <text:line-break/>Auch die Benutzung der öffentlichen Verkehrsmittel ist im gesamten Trentino und für die Dauer ihres Urlaubs kostenlos!</text:p>
      <text:p text:style-name="P9"><text:span text:style-name="Strong_20_Emphasis"><text:s/></text:span></text:p>
      <text:p text:style-name="P7"><text:line-break/></text:p>
      <text:p text:style-name="P1"/>
      <text:p text:style-name="P1">dal 25 maggio al 18 giugno</text:p>
      <text:p text:style-name="P1">1 settimana <text:s/>da 1<text:span text:style-name="T1">5</text:span>0 euro <text:s/></text:p>
      <text:p text:style-name="P1">con Guest Card omaggio</text:p>
      <text:p text:style-name="P1"/>
      <text:p text:style-name="P1">L'offerta comprende:</text:p>
      <text:p text:style-name="P1">soggiorno per 2 persone in piazzola panorama / relax</text:p>
      <text:p text:style-name="P1">caravan/camper/tenda + eventuali tendine in piazzola</text:p>
      <text:p text:style-name="P1">1 auto</text:p>
      <text:p text:style-name="P1">elettricità <text:s/>4 A, acqua calda nei servizi</text:p>
      <text:p text:style-name="P1"/>
      <text:p text:style-name="P1">adulto (&lt; 12 anni) aggiuntivo euro 70</text:p>
      <text:p text:style-name="P1">bambino (2-12 anni) aggiuntivo euro 40</text:p>
      <text:p text:style-name="P1"/>
      <text:p text:style-name="P1"><text:s/></text:p>
      <text:p text:style-name="P3">Offerta valida <text:s/><text:span text:style-name="T3">ne</text:span>l <text:span text:style-name="T3">periodo 25</text:span>.0<text:span text:style-name="T2">5</text:span> al 1<text:span text:style-name="T2">8</text:span>.0<text:span text:style-name="T2">6</text:span> <text:s text:c="2"/><text:span text:style-name="T2">per soggioni di 7 notti, con prenotazione e caparra pagata entro 15.05.2017</text:span></text:p>
      <text:p text:style-name="P3"/>
      <text:p text:style-name="P3">Nutzen Sie vom Angebot <text:span text:style-name="Strong_20_Emphasis"><text:s/>“</text:span><text:span text:style-name="Strong_20_Emphasis"><text:span text:style-name="T4">Pfingsten am See”</text:span></text:span> für Buchung von <text:span text:style-name="Strong_20_Emphasis">Stellplätzen</text:span> <text:s text:c="2"/>die vor <text:span text:style-name="T4">15</text:span><text:span text:style-name="Strong_20_Emphasis">.0</text:span><text:span text:style-name="Strong_20_Emphasis"><text:span text:style-name="T4">5</text:span></text:span><text:span text:style-name="Strong_20_Emphasis">.2017 </text:span>bestätigt werden.<text:line-break/>Das <text:span text:style-name="Strong_20_Emphasis">Angebot</text:span> ist gültig für Aufenthalte von mind. 7 Nächte mit Ankunft von <text:span text:style-name="Strong_20_Emphasis">18.05 </text:span>bis <text:span text:style-name="Strong_20_Emphasis">15.07</text:span>  und von <text:span text:style-name="Strong_20_Emphasis">26.08</text:span> bis <text:span text:style-name="Strong_20_Emphasis">18.09</text:span>.<text:line-break/><text:line-break/>Die Promotion ist nicht mit anderen Angeboten kombinierbar.</text:p>
      <text:p text:style-name="P2">tassa soggiorno euro 1. a persona a notte per i primi 10 giorni di permanenza.</text:p>
      <text:p text:style-name="P2"><text:s/>bambini fino a 14 anni sono esclus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6:49:44.686001817</meta:creation-date>
    <dc:date>2016-11-13T23:45:12.990715107</dc:date>
    <meta:editing-duration>PT3H43M5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39" meta:character-count="1472" meta:non-whitespace-character-count="1229"/>
  </office:meta>
</office:document-meta>
</file>